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Menlo, Monaco, 'Courier New', monospace,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FMono-Regular" svg:font-family="SFMono-Regular, Menlo, Monaco, Consolas, 'liberation mono', 'courier new', monospace"/>
    <style:font-face style:name="Verdana" svg:font-family="Verdana, sans-serif, Geneva"/>
    <style:font-face style:name="arial" svg:font-family="arial, sans-serif"/>
    <style:font-face style:name="inherit" svg:font-family="inherit"/>
    <style:font-face style:name="roboto" svg:font-family="roboto, sans-serif"/>
    <style:font-face style:name="source sans pro" svg:font-family="'source sans pro', apple-system, BlinkMacSystemFont, 'segoe ui', Roboto, 'helvetica neue', Arial, sans-serif, 'apple color emoji', 'segoe ui emoji', 'segoe ui symbol'"/>
    <style:font-face style:name="var ff-mono" svg:font-family="'var ff-mono'"/>
  </office:font-face-decls>
  <office:automatic-styles>
    <style:style style:name="P1" style:family="paragraph" style:parent-style-name="Preformatted_20_Text">
      <loext:graphic-properties draw:fill-gradient-name="gradient" draw:fill-hatch-name="hatch"/>
      <style:text-properties officeooo:paragraph-rsid="0003a42d"/>
    </style:style>
    <style:style style:name="P2" style:family="paragraph" style:parent-style-name="Standard">
      <style:text-properties fo:font-weight="bold" officeooo:rsid="0001c85f" officeooo:paragraph-rsid="0001c85f" style:font-weight-asian="bold" style:font-weight-complex="bold"/>
    </style:style>
    <style:style style:name="P3" style:family="paragraph" style:parent-style-name="Standard">
      <style:text-properties fo:font-weight="bold" officeooo:rsid="0004fbd9" officeooo:paragraph-rsid="0004fbd9" style:font-weight-asian="bold" style:font-weight-complex="bold"/>
    </style:style>
    <style:style style:name="P4" style:family="paragraph" style:parent-style-name="Standard">
      <style:text-properties fo:font-weight="bold" officeooo:rsid="00067bf9" officeooo:paragraph-rsid="00067bf9" style:font-weight-asian="bold" style:font-weight-complex="bold"/>
    </style:style>
    <style:style style:name="P5" style:family="paragraph" style:parent-style-name="Standard">
      <style:text-properties style:font-name="Liberation Serif" fo:font-size="12pt" fo:font-weight="bold" officeooo:rsid="0001c85f" officeooo:paragraph-rsid="0001c85f" style:font-size-asian="12pt" style:font-weight-asian="bold" style:font-size-complex="12pt" style:font-weight-complex="bold"/>
    </style:style>
    <style:style style:name="P6" style:family="paragraph" style:parent-style-name="Standard">
      <style:paragraph-properties>
        <style:tab-stops>
          <style:tab-stop style:position="1.928cm"/>
        </style:tab-stops>
      </style:paragraph-properties>
      <style:text-properties style:font-name="Liberation Serif" fo:font-size="12pt" fo:font-weight="bold" officeooo:rsid="0001c85f" officeooo:paragraph-rsid="0001c85f" style:font-size-asian="12pt" style:font-weight-asian="bold" style:font-size-complex="12pt" style:font-weight-complex="bold"/>
    </style:style>
    <style:style style:name="P7" style:family="paragraph" style:parent-style-name="Standard">
      <loext:graphic-properties draw:fill-gradient-name="gradient" draw:fill-hatch-name="hatch"/>
      <style:text-properties officeooo:paragraph-rsid="0003a42d"/>
    </style:style>
    <style:style style:name="P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000000" loext:opacity="100%" fo:letter-spacing="normal" fo:font-style="normal" fo:font-weight="normal" loext:padding="0cm" loext:border="none"/>
    </style:style>
    <style:style style:name="T3" style:family="text">
      <style:text-properties fo:font-variant="normal" fo:text-transform="none" fo:color="#000000" loext:opacity="100%" style:font-name="Consolas" fo:font-size="9.60000038146973pt" fo:letter-spacing="normal" fo:font-style="normal" fo:font-weight="normal" officeooo:rsid="0003a42d" fo:background-color="#d9e5f3" loext:char-shading-value="0" style:font-weight-asian="normal" style:font-weight-complex="normal" loext:padding="0cm" loext:border="none"/>
    </style:style>
    <style:style style:name="T4" style:family="text">
      <style:text-properties fo:font-variant="normal" fo:text-transform="none" fo:color="#222222" loext:opacity="100%" style:font-name="source sans pro" fo:font-size="10.8000001907349pt" fo:letter-spacing="normal" fo:font-style="normal" fo:font-weight="normal"/>
    </style:style>
    <style:style style:name="T5" style:family="text">
      <style:text-properties fo:font-variant="normal" fo:text-transform="none" fo:color="#222222" loext:opacity="100%" style:font-name="SFMono-Regular" fo:font-size="8.39999961853027pt" fo:letter-spacing="normal" fo:font-style="normal" fo:font-weight="normal"/>
    </style:style>
    <style:style style:name="T6" style:family="text">
      <style:text-properties fo:font-variant="normal" fo:text-transform="none" fo:color="#222222" loext:opacity="100%" style:font-name="SFMono-Regular" fo:font-size="8.39999961853027pt" fo:letter-spacing="normal" fo:font-style="normal" fo:font-weight="normal" style:font-weight-asian="normal" style:font-weight-complex="normal"/>
    </style:style>
    <style:style style:name="T7" style:family="text">
      <style:text-properties fo:font-variant="normal" fo:text-transform="none" fo:color="#222222" loext:opacity="100%" style:font-name="SFMono-Regular" fo:font-size="8.39999961853027pt" fo:letter-spacing="normal" fo:font-style="normal" fo:font-weight="normal" officeooo:rsid="000346fc"/>
    </style:style>
    <style:style style:name="T8" style:family="text">
      <style:text-properties fo:font-variant="normal" fo:text-transform="none" fo:color="#222222" loext:opacity="100%" style:text-line-through-style="none" style:text-line-through-type="none" style:font-name="SFMono-Regular" fo:font-size="8.39999961853027pt" fo:letter-spacing="normal" fo:font-style="normal" style:text-underline-style="none" fo:font-weight="normal" style:text-blinking="false" fo:background-color="#ffffff" loext:char-shading-value="0"/>
    </style:style>
    <style:style style:name="T9" style:family="text">
      <style:text-properties fo:font-variant="normal" fo:text-transform="none" fo:color="#222222" loext:opacity="100%" style:text-line-through-style="none" style:text-line-through-type="none" style:font-name="Liberation Serif" fo:font-size="8.39999961853027pt" fo:letter-spacing="normal" fo:font-style="normal" style:text-underline-style="none" fo:font-weight="normal" style:text-blinking="false" fo:background-color="#ffffff" loext:char-shading-value="0"/>
    </style:style>
    <style:style style:name="T10" style:family="text">
      <style:text-properties fo:font-variant="normal" fo:text-transform="none" fo:color="#222222" loext:opacity="1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1" style:family="text">
      <style:text-properties fo:font-variant="normal" fo:text-transform="none" fo:color="#222222" loext:opacity="100%" style:font-name="Liberation Serif" fo:font-size="10.8000001907349pt" fo:letter-spacing="normal" fo:font-style="normal" fo:font-weight="normal"/>
    </style:style>
    <style:style style:name="T12" style:family="text">
      <style:text-properties fo:font-variant="normal" fo:text-transform="none" fo:color="#222222" loext:opacity="100%" style:font-name="Liberation Serif" fo:font-size="8.39999961853027pt" fo:letter-spacing="normal" fo:font-style="normal" fo:font-weight="normal"/>
    </style:style>
    <style:style style:name="T13" style:family="text">
      <style:text-properties fo:font-variant="normal" fo:text-transform="none" fo:color="#222222" loext:opacity="100%" style:font-name="Liberation Serif" fo:font-size="8.39999961853027pt" fo:letter-spacing="normal" fo:font-style="normal" fo:font-weight="normal" style:font-weight-asian="normal" style:font-weight-complex="normal"/>
    </style:style>
    <style:style style:name="T14" style:family="text">
      <style:text-properties fo:font-variant="normal" fo:text-transform="none" fo:color="#222222" loext:opacity="100%" style:font-name="Liberation Serif" fo:font-size="8.39999961853027pt" fo:letter-spacing="normal" fo:font-style="normal" fo:font-weight="normal" officeooo:rsid="000346fc"/>
    </style:style>
    <style:style style:name="T15" style:family="text">
      <style:text-properties fo:font-variant="normal" fo:text-transform="none" fo:color="#222222" loext:opacity="100%" style:font-name="Liberation Serif" fo:font-size="12pt" fo:letter-spacing="normal" fo:font-style="normal" fo:font-weight="normal" style:font-size-asian="12pt" style:font-size-complex="12pt"/>
    </style:style>
    <style:style style:name="T16" style:family="text">
      <style:text-properties fo:font-variant="normal" fo:text-transform="none" fo:color="#222222" loext:opacity="100%" style:font-name="Liberation Serif" fo:font-size="12pt" fo:letter-spacing="normal" fo:font-style="normal" fo:font-weight="normal" officeooo:rsid="000346fc" style:font-size-asian="12pt" style:font-size-complex="12pt"/>
    </style:style>
    <style:style style:name="T17" style:family="text">
      <style:text-properties fo:font-variant="normal" fo:text-transform="none" fo:color="#222222" loext:opacity="100%"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222222" loext:opacity="100%" style:font-name="Liberation Serif" fo:letter-spacing="normal" fo:font-style="normal" fo:font-weight="normal"/>
    </style:style>
    <style:style style:name="T19" style:family="text">
      <style:text-properties fo:font-variant="normal" fo:text-transform="none" fo:color="#222222" loext:opacity="100%" fo:font-size="10.8000001907349pt" fo:letter-spacing="normal" fo:font-style="normal" fo:font-weight="normal"/>
    </style:style>
    <style:style style:name="T20" style:family="text">
      <style:text-properties fo:font-variant="normal" fo:text-transform="none" fo:color="#222222" loext:opacity="100%" fo:font-size="8.39999961853027pt" fo:letter-spacing="normal" fo:font-style="normal" fo:font-weight="normal"/>
    </style:style>
    <style:style style:name="T21" style:family="text">
      <style:text-properties fo:font-variant="normal" fo:text-transform="none" fo:color="#619ccd" loext:opacity="100%" style:text-line-through-style="none" style:text-line-through-type="none" style:font-name="SFMono-Regular" fo:font-size="8.39999961853027pt" fo:letter-spacing="normal" fo:font-style="normal" style:text-underline-style="none" fo:font-weight="normal" style:text-blinking="false" fo:background-color="#ffffff" loext:char-shading-value="0"/>
    </style:style>
    <style:style style:name="T22" style:family="text">
      <style:text-properties fo:font-variant="normal" fo:text-transform="none" fo:color="#619ccd" loext:opacity="100%" style:text-line-through-style="none" style:text-line-through-type="none" style:font-name="SFMono-Regular" fo:font-size="8.39999961853027pt" fo:letter-spacing="normal" fo:font-style="normal" style:text-underline-style="none" fo:font-weight="normal" style:text-blinking="false" fo:background-color="transparent" loext:char-shading-value="0"/>
    </style:style>
    <style:style style:name="T23" style:family="text">
      <style:text-properties fo:font-variant="normal" fo:text-transform="none" fo:color="#619ccd" loext:opacity="100%" style:text-line-through-style="none" style:text-line-through-type="none" style:font-name="Liberation Serif" fo:font-size="8.39999961853027pt" fo:letter-spacing="normal" fo:font-style="normal" style:text-underline-style="none" fo:font-weight="normal" style:text-blinking="false" fo:background-color="#ffffff" loext:char-shading-value="0"/>
    </style:style>
    <style:style style:name="T24" style:family="text">
      <style:text-properties fo:font-variant="normal" fo:text-transform="none" fo:color="#619ccd" loext:opacity="100%" style:text-line-through-style="none" style:text-line-through-type="none" style:font-name="Liberation Serif" fo:font-size="8.39999961853027pt" fo:letter-spacing="normal" fo:font-style="normal" style:text-underline-style="none" fo:font-weight="normal" style:text-blinking="false" fo:background-color="transparent" loext:char-shading-value="0"/>
    </style:style>
    <style:style style:name="T25" style:family="text">
      <style:text-properties fo:font-variant="normal" fo:text-transform="none" fo:color="#619ccd" loext:opacity="1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26" style:family="text">
      <style:text-properties fo:font-variant="normal" fo:text-transform="none" fo:color="#619ccd"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27" style:family="text">
      <style:text-properties fo:font-variant="normal" fo:text-transform="none" fo:color="#619ccd" loext:opacity="100%" style:text-line-through-style="none" style:text-line-through-type="none" style:font-name="Liberation Serif" fo:letter-spacing="normal" fo:font-style="normal" style:text-underline-style="none" fo:font-weight="normal" style:text-blinking="false" fo:background-color="transparent" loext:char-shading-value="0"/>
    </style:style>
    <style:style style:name="T28" style:family="text">
      <style:text-properties fo:font-variant="normal" fo:text-transform="none" fo:color="#619ccd" loext:opacity="100%" style:text-line-through-style="none" style:text-line-through-type="none" fo:font-size="8.39999961853027pt" fo:letter-spacing="normal" fo:font-style="normal" style:text-underline-style="none" fo:font-weight="normal" style:text-blinking="false" fo:background-color="transparent" loext:char-shading-value="0"/>
    </style:style>
    <style:style style:name="T29" style:family="text">
      <style:text-properties fo:font-variant="normal" fo:text-transform="none" fo:color="#202124" loext:opacity="100%" style:font-name="arial" fo:font-size="9.60000038146973pt" fo:letter-spacing="normal" fo:font-style="normal" fo:font-weight="normal" style:font-weight-asian="normal" style:font-weight-complex="normal"/>
    </style:style>
    <style:style style:name="T30" style:family="text">
      <style:text-properties fo:font-variant="normal" fo:text-transform="none" fo:color="#181717" loext:opacity="100%" style:font-name="Verdana" fo:font-size="10.1999998092651pt" fo:letter-spacing="normal" fo:font-style="normal" fo:font-weight="normal" officeooo:rsid="0003a42d" style:font-weight-asian="normal" style:font-weight-complex="normal"/>
    </style:style>
    <style:style style:name="T31" style:family="text">
      <style:text-properties fo:font-variant="normal" fo:text-transform="none" fo:color="#181717" loext:opacity="100%" fo:letter-spacing="normal" fo:font-weight="normal" officeooo:rsid="0003a42d" style:font-weight-asian="normal" style:font-weight-complex="normal"/>
    </style:style>
    <style:style style:name="T32" style:family="text">
      <style:text-properties fo:font-variant="normal" fo:text-transform="none" fo:color="#007bff" loext:opacity="100%" style:font-name="Verdana" fo:font-size="9pt" fo:letter-spacing="normal" fo:font-style="normal" style:text-underline-style="solid" style:text-underline-width="auto" style:text-underline-color="font-color" fo:font-weight="normal" officeooo:rsid="0003a42d" fo:background-color="#ffffff" loext:char-shading-value="0" style:font-weight-asian="normal" style:font-weight-complex="normal"/>
    </style:style>
    <style:style style:name="T33" style:family="text">
      <style:text-properties fo:font-variant="normal" fo:text-transform="none" style:font-name="inherit" fo:font-size="7.80000019073486pt" fo:letter-spacing="normal" fo:font-style="normal" fo:font-weight="normal" officeooo:rsid="0003a42d" fo:background-color="transparent" loext:char-shading-value="0" style:font-weight-asian="normal" style:font-weight-complex="normal" loext:padding="0cm" loext:border="none"/>
    </style:style>
    <style:style style:name="T34" style:family="text">
      <style:text-properties fo:font-variant="normal" fo:text-transform="none" style:font-name="inherit" fo:font-size="7.80000019073486pt" fo:letter-spacing="normal" fo:font-style="normal" fo:font-weight="normal" fo:background-color="transparent" loext:char-shading-value="0" loext:padding="0cm" loext:border="none"/>
    </style:style>
    <style:style style:name="T35" style:family="text">
      <style:text-properties fo:font-variant="normal" fo:text-transform="none" style:font-name="inherit" fo:letter-spacing="normal" fo:font-style="normal" fo:font-weight="normal" officeooo:rsid="0003a42d" fo:background-color="transparent" loext:char-shading-value="0" style:font-weight-asian="normal" style:font-weight-complex="normal" loext:padding="0cm" loext:border="none"/>
    </style:style>
    <style:style style:name="T36" style:family="text">
      <style:text-properties fo:font-variant="normal" fo:text-transform="none" style:font-name="inherit" fo:letter-spacing="normal" fo:font-style="normal" fo:font-weight="normal" fo:background-color="transparent" loext:char-shading-value="0" loext:padding="0cm" loext:border="none"/>
    </style:style>
    <style:style style:name="T37" style:family="text">
      <style:text-properties fo:font-weight="normal" style:font-weight-asian="normal" style:font-weight-complex="normal"/>
    </style:style>
    <style:style style:name="T38" style:family="text">
      <style:text-properties fo:font-weight="normal" officeooo:rsid="0003a42d" style:font-weight-asian="normal" style:font-weight-complex="normal"/>
    </style:style>
    <style:style style:name="T39" style:family="text">
      <style:text-properties fo:font-weight="bold" officeooo:rsid="000346fc" style:font-weight-asian="bold" style:font-weight-complex="bold"/>
    </style:style>
    <style:style style:name="T40" style:family="text">
      <style:text-properties fo:font-weight="bold" officeooo:rsid="0003a42d" style:font-weight-asian="bold" style:font-weight-complex="bold"/>
    </style:style>
    <style:style style:name="T41" style:family="text">
      <style:text-properties style:font-name="Liberation Serif"/>
    </style:style>
    <style:style style:name="T42"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1. Which two operator overloading methods can you use in your classes to support iteration?</text:p>
      <text:p text:style-name="P2">Ans: __iter__ and __next__</text:p>
      <text:p text:style-name="P5"><text:span text:style-name="T1">The</text:span><text:span text:style-name="T2">__iter__</text:span><text:span text:style-name="T1">returns the iterator object and is implicitly called at the start of loops. The</text:span><text:span text:style-name="T2">__next__</text:span><text:span text:style-name="T1">method returns the next value and is implicitly called at each loop increment.</text:span><text:span text:style-name="T2">__next__</text:span><text:span text:style-name="T1">raises a </text:span><text:span text:style-name="T2">StopIteration </text:span><text:span text:style-name="T1">exception when there are no more value to return, which is implicitly captured by looping constructs to stop iterating.</text:span> </text:p>
      <text:p text:style-name="P5"><text:tab/>class Counter:</text:p>
      <text:p text:style-name="P6"><text:s text:c="4"/><text:tab/>def __init__(self, low, high):</text:p>
      <text:p text:style-name="P6"><text:s text:c="5"/><text:tab/> <text:tab/>self.current = low</text:p>
      <text:p text:style-name="P6"><text:s text:c="7"/><text:tab/> <text:tab/>self.high = high</text:p>
      <text:p text:style-name="P6"><text:s/></text:p>
      <text:p text:style-name="P6"><text:s text:c="4"/><text:tab/>def __iter__(self):</text:p>
      <text:p text:style-name="P6"><text:s text:c="13"/><text:tab/><text:tab/>return self</text:p>
      <text:p text:style-name="P6"><text:s/></text:p>
      <text:p text:style-name="P6"><text:s text:c="4"/><text:tab/>def __next__(self):</text:p>
      <text:p text:style-name="P6"><text:s text:c="8"/><text:tab/><text:tab/>if self.current &gt; self.high:</text:p>
      <text:p text:style-name="P6"><text:s text:c="12"/><text:tab/><text:tab/><text:tab/>raise StopIteration</text:p>
      <text:p text:style-name="P6"><text:s text:c="8"/><text:tab/><text:tab/>else:</text:p>
      <text:p text:style-name="P6"><text:s text:c="12"/><text:tab/><text:tab/><text:tab/>self.current += 1</text:p>
      <text:p text:style-name="P6"><text:s text:c="11"/><text:tab/><text:tab/>return self.current -1</text:p>
      <text:p text:style-name="Standard"/>
      <text:p text:style-name="Standard">Q2. In what contexts do the two operator overloading methods manage printing?</text:p>
      <text:p text:style-name="Standard"><text:span text:style-name="T39">Ans: </text:span><text:span text:style-name="T15">The </text:span><text:span text:style-name="Source_20_Text"><text:span text:style-name="T17">str()</text:span></text:span><text:span text:style-name="T15">built-in is used to cast an instance of a class to a </text:span><text:span text:style-name="Source_20_Text"><text:span text:style-name="T15">st</text:span></text:span><text:span text:style-name="Source_20_Text"><text:span text:style-name="T16">r </text:span></text:span><text:span text:style-name="T15">object, or more appropriately, to obtain a user-friendly string representation of the object which can be read by a normal user rather than the programmer. You can define the string format your object should be displayed in when passed to </text:span><text:span text:style-name="Source_20_Text"><text:span text:style-name="T15">str() </text:span></text:span><text:span text:style-name="T15">by defining the </text:span><text:span text:style-name="Source_20_Text"><text:span text:style-name="T15">__str__() </text:span></text:span><text:span text:style-name="T15">method in your class. Moreover, </text:span><text:span text:style-name="Source_20_Text"><text:span text:style-name="T15">__str__() </text:span></text:span><text:span text:style-name="T15">is the method that is used by Python when you call </text:span><text:a xlink:type="simple" xlink:href="https://realpython.com/python-print/" text:style-name="Internet_20_link" text:visited-style-name="Visited_20_Internet_20_Link"><text:span text:style-name="Source_20_Text"><text:span text:style-name="T25">print()</text:span></text:span></text:a><text:span text:style-name="Source_20_Text"><text:span text:style-name="T10"> </text:span></text:span><text:span text:style-name="T15">on your object.</text:span><text:span text:style-name="T42"> </text:span></text:p>
      <text:p text:style-name="P8"><text:span text:style-name="T15"><text:tab/>The </text:span><text:span text:style-name="Source_20_Text"><text:span text:style-name="T15">repr() </text:span></text:span><text:span text:style-name="T15">built-in is used to obtain the parsable string representation of an object. If an object is parsable, that means that Python should be able to recreate the object from the representation when </text:span><text:span text:style-name="Source_20_Text"><text:span text:style-name="T15">repr </text:span></text:span><text:span text:style-name="T15">is used in conjunction with functions like </text:span><text:a xlink:type="simple" xlink:href="https://realpython.com/python-eval-function/" text:style-name="Internet_20_link" text:visited-style-name="Visited_20_Internet_20_Link"><text:span text:style-name="Source_20_Text"><text:span text:style-name="T26">eval()</text:span></text:span></text:a><text:span text:style-name="T15">. To define the behavior of </text:span><text:span text:style-name="Source_20_Text"><text:span text:style-name="T15">repr()</text:span></text:span><text:span text:style-name="T15">, you can use the</text:span><text:span text:style-name="Source_20_Text"><text:span text:style-name="T15">__repr__() </text:span></text:span><text:span text:style-name="T15">special method.</text:span></text:p>
      <text:p text:style-name="P8"><text:span text:style-name="T15">This is also the method Python uses to display the object in a REPL session. If the </text:span><text:span text:style-name="Source_20_Text"><text:span text:style-name="T15">__repr__() </text:span></text:span><text:span text:style-name="T15">method is not defined, you will get something like </text:span><text:span text:style-name="Source_20_Text"><text:span text:style-name="T15">&lt;__main__.Vector object at 0x...&gt; </text:span></text:span><text:span text:style-name="T15">trying to look at the object in the REPL session. Let’s see it in action in the </text:span><text:span text:style-name="Source_20_Text"><text:span text:style-name="T15">Vector </text:span></text:span><text:span text:style-name="T15">class:</text:span></text:p>
      <text:p text:style-name="Standard"/>
      <text:p text:style-name="Standard">Q3. In a class, how do you intercept slice operations?</text:p>
      <text:p text:style-name="P7"><text:span text:style-name="T40">Ans: </text:span><text:span text:style-name="T38">The slice() method returns a portion of an iterable as an object of the slice class based on the specified range. It can be used with string, list, tuple, set, bytes, or range objects or custom class object that implements sequence methods __getitem__() and __len__() methods.</text:span></text:p>
      <text:p text:style-name="P1"><text:span text:style-name="Source_20_Text"><text:span text:style-name="T35">The syntax a[i:j] translates to a.__getitem__(</text:span></text:span><text:span text:style-name="Source_20_Text"><text:span text:style-name="T33">slice</text:span></text:span><text:span text:style-name="Source_20_Text"><text:span text:style-name="T35">(i, j)) </text:span></text:span><text:span text:style-name="Source_20_Text"><text:span text:style-name="T36">(</text:span></text:span><text:span text:style-name="Source_20_Text"><text:span text:style-name="T34">or</text:span></text:span><text:span text:style-name="Source_20_Text"><text:span text:style-name="T36"> __setitem__() </text:span></text:span><text:span text:style-name="Source_20_Text"><text:span text:style-name="T34">or</text:span></text:span><text:span text:style-name="Source_20_Text"><text:span text:style-name="T36"> __delitem__(), when used </text:span></text:span><text:span text:style-name="Source_20_Text"><text:span text:style-name="T34">as</text:span></text:span><text:span text:style-name="Source_20_Text"><text:span text:style-name="T36"> an assignment </text:span></text:span><text:span text:style-name="Source_20_Text"><text:span text:style-name="T34">or</text:span></text:span><text:span text:style-name="Source_20_Text"><text:span text:style-name="T36"> deletion target, respectively).</text:span></text:span></text:p>
      <text:p text:style-name="P7"/>
      <text:p text:style-name="Standard">Q4. In a class, how do you capture in-place addition?</text:p>
      <text:p text:style-name="P3">Ans: <text:span text:style-name="T37">Python provides the operator x += y to add two objects in-place by calculating the sum x + y and assigning the result to the first operands variable name x . You can set up the in-place addition behavior for your own class by overriding the magic “dunder” method __iadd__(self, other) in your class definition.</text:span></text:p>
      <text:p text:style-name="P4"><text:span text:style-name="T37">Import operator <text:s/>to handle operator operations</text:span></text:p>
      <text:p text:style-name="P4"><text:span text:style-name="T37"><text:tab/>import operator</text:span></text:p>
      <text:p text:style-name="P4"><text:span text:style-name="T37"><text:tab/><text:tab/>x= operator.iadd(2,3):</text:span></text:p>
      <text:p text:style-name="Standard"/>
      <text:p text:style-name="Standard"><text:soft-page-break/>Q5. When is it appropriate to use operator overloading?</text:p>
      <text:p text:style-name="P4">Ans: <text:span text:style-name="T37">The purpose of operator overloading is to provide a special meaning of an operator for a user-defined data type.</text:span></text:p>
      <text:p text:style-name="P4"><text:span text:style-name="T37">Operator overloading is mostly useful when you're making a new class that falls into an existing "Abstract Base Class" (ABC) -- indeed, many of the ABCs in standard library module collections rely on the presence of certain special methods (and special methods, one with names starting and ending with double underscores AKA "dunders", are exactly the way you perform operator overloading in Python).</text:span></text:p>
      <text:p text:style-name="P4"><text:span text:style-name="T37">Only overload operators if it's the natural, expected thing to do and doesn't have any side effects.</text:span></text:p>
      <text:p text:style-name="P4"><text:span text:style-name="T37">So if you make a new Roman Numeral class, it makes sense to overload addition and subtraction etc. But don't overload it unless it's natural: it makes no sense to define addition and subtraction for a Car or a Vehicle objec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Menlo, Monaco, 'Courier New', monospace,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FMono-Regular" svg:font-family="SFMono-Regular, Menlo, Monaco, Consolas, 'liberation mono', 'courier new', monospace"/>
    <style:font-face style:name="Verdana" svg:font-family="Verdana, sans-serif, Geneva"/>
    <style:font-face style:name="arial" svg:font-family="arial, sans-serif"/>
    <style:font-face style:name="inherit" svg:font-family="inherit"/>
    <style:font-face style:name="roboto" svg:font-family="roboto, sans-serif"/>
    <style:font-face style:name="source sans pro" svg:font-family="'source sans pro', apple-system, BlinkMacSystemFont, 'segoe ui', Roboto, 'helvetica neue', Arial, sans-serif, 'apple color emoji', 'segoe ui emoji', 'segoe ui symbol'"/>
    <style:font-face style:name="var ff-mono" svg:font-family="'var ff-mono'"/>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8T01:51:13.319000000</meta:creation-date>
    <dc:date>2022-08-08T12:25:06.601000000</dc:date>
    <meta:editing-duration>PT9H31M48S</meta:editing-duration>
    <meta:editing-cycles>2</meta:editing-cycles>
    <meta:generator>LibreOffice/7.3.5.2$Windows_X86_64 LibreOffice_project/184fe81b8c8c30d8b5082578aee2fed2ea847c01</meta:generator>
    <meta:document-statistic meta:table-count="0" meta:image-count="0" meta:object-count="0" meta:page-count="2" meta:paragraph-count="34" meta:word-count="598" meta:character-count="3763" meta:non-whitespace-character-count="3076"/>
  </office:meta>
</office:document-meta>
</file>